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8pt" style:font-size-asian="128pt" style:font-size-complex="128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28pt" style:font-size-asian="128pt" style:font-size-complex="1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style:font-name="Arial Black"/>
    </style:style>
    <style:style style:name="T5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round </text:span></text:p>
      <text:p text:style-name="P2"><text:span text:style-name="T3">the</text:span></text:p>
      <text:p text:style-name="P2">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6-12-30T19:59:06.97</meta:creation-date>
    <dc:date>2016-12-30T20:03:07.37</dc:date>
    <dc:creator>Peter Glen</dc:creator>
    <meta:editing-duration>PT1M47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3" meta:word-count="3" meta:character-count="15"/>
  </office:meta>
</office:document-meta>
</file>